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528in" fo:margin-left="0in" fo:margin-top="0in" fo:margin-bottom="0in" table:align="left"/>
    </style:style>
    <style:style style:name="Table1.A" style:family="table-column">
      <style:table-column-properties style:column-width="1.1069in"/>
    </style:style>
    <style:style style:name="Table1.B" style:family="table-column">
      <style:table-column-properties style:column-width="5.0451in"/>
    </style:style>
    <style:style style:name="Table1.1" style:family="table-row">
      <style:table-row-properties style:min-row-height="0.3681in"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bookmark text:name="_jy4uhaakc78m"/><text:span text:style-name="T1">✅ Selected Activity: Educational Quiz Generation</text:span></text:p>
      <text:p text:style-name="Standard"/>
      <text:p text:style-name="P5"><text:bookmark text:name="_shfpjpkkrmtm"/><text:span text:style-name="T1">📌 Objective:</text:span></text:p>
      <text:p text:style-name="P2">Use ChatGPT to generate an educational quiz in a specific subject, level, or format.</text:p>
      <text:p text:style-name="Standard"/>
      <text:p text:style-name="P5"><text:bookmark text:name="_cljj50tabona"/><text:span text:style-name="T1">🛠️ Prompt Design:</text:span></text:p>
      <text:p text:style-name="P2">We will craft a clear, structured prompt to guide ChatGPT effectively.</text:p>
      <text:p text:style-name="P2"><text:span text:style-name="T2">Prompt Example:</text:span></text:p>
      <text:p text:style-name="P3">"Generate a multiple-choice quiz on high school biology. Include 5 questions about cell structure with 4 options each and indicate the correct answer."</text:p>
      <text:p text:style-name="Standard"/>
      <text:p text:style-name="P5"><text:bookmark text:name="_cu2kp63moiui"/><text:span text:style-name="T1">📤 ChatGPT Output:</text:span></text:p>
      <text:p text:style-name="Standard">**High School Biology Quiz: Cell Structure**</text:p>
      <text:p text:style-name="Standard"/>
      <text:p text:style-name="Standard">1. What is the function of the mitochondria?</text:p>
      <text:p text:style-name="Standard"><text:s text:c="3"/>A. Photosynthesis <text:s/></text:p>
      <text:p text:style-name="Standard"><text:s text:c="3"/>B. Protein synthesis <text:s/></text:p>
      <text:p text:style-name="Standard"><text:s text:c="3"/>C. Energy production ✅ <text:s/></text:p>
      <text:p text:style-name="Standard"><text:s text:c="3"/>D. Waste removal <text:s/></text:p>
      <text:p text:style-name="Standard"/>
      <text:p text:style-name="Standard">2. Which part of the cell contains the genetic material?</text:p>
      <text:p text:style-name="Standard"><text:s text:c="3"/>A. Cytoplasm <text:s/></text:p>
      <text:p text:style-name="Standard"><text:s text:c="3"/>B. Nucleus ✅ <text:s/></text:p>
      <text:p text:style-name="Standard"><text:s text:c="3"/>C. Ribosome <text:s/></text:p>
      <text:p text:style-name="Standard"><text:s text:c="3"/>D. Golgi apparatus <text:s/></text:p>
      <text:p text:style-name="Standard"><text:soft-page-break/></text:p>
      <text:p text:style-name="Standard">3. What is the outer boundary of a plant cell called?</text:p>
      <text:p text:style-name="Standard"><text:s text:c="3"/>A. Plasma membrane <text:s/></text:p>
      <text:p text:style-name="Standard"><text:s text:c="3"/>B. Cell membrane <text:s/></text:p>
      <text:p text:style-name="Standard"><text:s text:c="3"/>C. Cytoplasm <text:s/></text:p>
      <text:p text:style-name="Standard"><text:s text:c="3"/>D. Cell wall ✅ <text:s/></text:p>
      <text:p text:style-name="Standard"/>
      <text:p text:style-name="Standard">4. Which structure is responsible for protein synthesis?</text:p>
      <text:p text:style-name="Standard"><text:s text:c="3"/>A. Ribosome ✅ <text:s/></text:p>
      <text:p text:style-name="Standard"><text:s text:c="3"/>B. Mitochondria <text:s/></text:p>
      <text:p text:style-name="Standard"><text:s text:c="3"/>C. Lysosome <text:s/></text:p>
      <text:p text:style-name="Standard"><text:s text:c="3"/>D. Vacuole <text:s/></text:p>
      <text:p text:style-name="Standard"/>
      <text:p text:style-name="Standard">5. What is found only in plant cells and not in animal cells?</text:p>
      <text:p text:style-name="Standard"><text:s text:c="3"/>A. Nucleus <text:s/></text:p>
      <text:p text:style-name="Standard"><text:s text:c="3"/>B. Ribosome <text:s/></text:p>
      <text:p text:style-name="Standard"><text:s text:c="3"/>C. Chloroplast ✅ <text:s/></text:p>
      <text:p text:style-name="Standard"><text:s text:c="3"/>D. Golgi body <text:s/></text:p>
      <text:p text:style-name="Standard"/>
      <text:p text:style-name="Standard"><draw:rect text:anchor-type="as-char" style:rel-width="100%" draw:z-index="0" draw:style-name="gr1" draw:text-style-name="P6" svg:width="0.0012in" svg:height="0.0213in"><text:p/></draw:rect></text:p>
      <text:p text:style-name="P5"><text:bookmark text:name="_x94z9e3u8h6m"/><text:span text:style-name="T1">✅ Output Evaluation: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2">Criteria</text:span></text:p>
          </table:table-cell>
          <table:table-cell table:style-name="Table1.A1" office:value-type="string">
            <text:p text:style-name="P1"><text:span text:style-name="T2">Evalua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Relevance</text:span></text:p>
          </table:table-cell>
          <table:table-cell table:style-name="Table1.A1" office:value-type="string">
            <text:p text:style-name="Standard">Focused on "cell structure" as requested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Accuracy</text:span></text:p>
          </table:table-cell>
          <table:table-cell table:style-name="Table1.A1" office:value-type="string">
            <text:p text:style-name="Standard">All answers are scientifically correct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Clarity</text:span></text:p>
          </table:table-cell>
          <table:table-cell table:style-name="Table1.A1" office:value-type="string">
            <text:p text:style-name="Standard">Questions and options are clear and well-structured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Usability</text:span></text:p>
          </table:table-cell>
          <table:table-cell table:style-name="Table1.A1" office:value-type="string">
            <text:p text:style-name="Standard">Ready to be used in a classroom or online quiz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Creativity</text:span></text:p>
          </table:table-cell>
          <table:table-cell table:style-name="Table1.A1" office:value-type="string">
            <text:p text:style-name="Standard">Balanced mix of factual recall and concept understanding</text:p>
          </table:table-cell>
        </table:table-row>
      </table:table>
      <text:p text:style-name="Standard"><draw:rect text:anchor-type="as-char" style:rel-width="100%" draw:z-index="1" draw:style-name="gr1" draw:text-style-name="P6" svg:width="0.0012in" svg:height="0.0213in"><text:p/></draw:rect></text:p>
      <text:p text:style-name="P5"><text:bookmark text:name="_femgeyz1keal"/><text:span text:style-name="T1">📘 Conclusion:</text:span></text:p>
      <text:p text:style-name="P2">ChatGPT can effectively generate domain-specific educational materials, like quizzes, when given a clear and scoped prompt. The output is accurate and pedagogically useful with minimal need for corre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1" meta:word-count="249" meta:character-count="1644" meta:non-whitespace-character-count="1344"/>
    <meta:generator>LibreOfficeDev/6.0.5.2$Linux_X86_64 LibreOffice_project/</meta:generator>
  </office:meta>
</office:document-meta>
</file>